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tUIReadVariableResolver.setActionForm( Object action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ReadVariableResolver.NetUIReadVariableResolver( VariableResolver v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UIReadVariableResolver.getAvailable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tUIReadVariableResolver.resolveVariabl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